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1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Mass (g)</text:p>
          </table:table-cell>
          <table:table-cell office:value-type="string" calcext:value-type="string">
            <text:p>Volume (mm^3)</text:p>
          </table:table-cell>
          <table:table-cell office:value-type="string" calcext:value-type="string">
            <text:p>Mass density (kg/m^3)</text:p>
          </table:table-cell>
          <table:table-cell office:value-type="string" calcext:value-type="string">
            <text:p>As calc per datasheet</text:p>
          </table:table-cell>
        </table:table-row>
        <table:table-row table:style-name="ro1">
          <table:table-cell office:value-type="string" calcext:value-type="string">
            <text:p>Full Robot</text:p>
          </table:table-cell>
          <table:table-cell table:formula="of:=SUM([.B3:.B13])" office:value-type="float" office:value="602.229" calcext:value-type="float">
            <text:p>602.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128.89" calcext:value-type="float">
            <text:p>128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plate with Tail</text:p>
          </table:table-cell>
          <table:table-cell office:value-type="float" office:value="77.376" calcext:value-type="float">
            <text:p>77.376</text:p>
          </table:table-cell>
          <table:table-cell office:value-type="float" office:value="67743.75" calcext:value-type="float">
            <text:p>67743.75</text:p>
          </table:table-cell>
          <table:table-cell table:formula="of:=([.B4]/1000)/([.C4]/(1000^3))" office:value-type="float" office:value="1142.18654857459" calcext:value-type="float">
            <text:p>1142.18654857459</text:p>
          </table:table-cell>
          <table:table-cell table:formula="of:=0.75/((2*PI()*(1.425/(1000))^2)*96)" office:value-type="float" office:value="612.322803523759" calcext:value-type="float">
            <text:p>612.32280352375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89.161" calcext:value-type="float">
            <text:p>89.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beeWheel with screws</text:p>
          </table:table-cell>
          <table:table-cell office:value-type="float" office:value="52.904" calcext:value-type="float">
            <text:p>52.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ingPlate with arms, phone mount arms, main switches wires, and alll screws</text:p>
          </table:table-cell>
          <table:table-cell office:value-type="float" office:value="160.908" calcext:value-type="float">
            <text:p>160.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less coil and chip</text:p>
          </table:table-cell>
          <table:table-cell office:value-type="float" office:value="9.855" calcext:value-type="float">
            <text:p>9.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holder and wires</text:p>
          </table:table-cell>
          <table:table-cell office:value-type="float" office:value="13.8" calcext:value-type="float">
            <text:p>1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io board with two hubee breakout boards</text:p>
          </table:table-cell>
          <table:table-cell office:value-type="float" office:value="14.319" calcext:value-type="float">
            <text:p>14.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charger board</text:p>
          </table:table-cell>
          <table:table-cell office:value-type="float" office:value="1.593" calcext:value-type="float">
            <text:p>1.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oboard</text:p>
          </table:table-cell>
          <table:table-cell office:value-type="float" office:value="23.833" calcext:value-type="float">
            <text:p>23.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aining Perfboard parts (wires, diodes, etc)</text:p>
          </table:table-cell>
          <table:table-cell table:formula="of:=92.99-[.B12]-[.B11]-[.B10]-[.B9]-[.B8]" office:value-type="float" office:value="29.59" calcext:value-type="float">
            <text:p>29.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6:05:05.825000000</meta:creation-date>
    <dc:date>2020-05-26T17:51:19.587000000</dc:date>
    <meta:editing-duration>PT15M12S</meta:editing-duration>
    <meta:editing-cycles>2</meta:editing-cycles>
    <meta:generator>LibreOffice/6.3.2.2$Windows_X86_64 LibreOffice_project/98b30e735bda24bc04ab42594c85f7fd8be07b9c</meta:generator>
    <meta:document-statistic meta:table-count="1" meta:cell-count="32" meta:object-count="0"/>
  </office:meta>
</office:document-meta>
</file>